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28b" officeooo:paragraph-rsid="0005428b"/>
    </style:style>
    <style:style style:name="P2" style:family="paragraph" style:parent-style-name="Standard">
      <style:text-properties officeooo:rsid="00089914" officeooo:paragraph-rsid="00089914"/>
    </style:style>
    <style:style style:name="T1" style:family="text">
      <style:text-properties officeooo:rsid="00098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de changes in the users_controller: added two global variables @posts and @saved, so that they can be accessed in corresponding view file</text:p>
      <text:p text:style-name="P1"/>
      <text:p text:style-name="P2">Styled views<text:span text:style-name="T1">(using bootsrap navs)</text:span> of user profle page under show.html.er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2:45:19.389643422</meta:creation-date>
    <meta:generator>LibreOffice/5.1.6.2$Linux_X86_64 LibreOffice_project/10m0$Build-2</meta:generator>
    <dc:date>2018-11-15T00:09:11.296746455</dc:date>
    <meta:editing-duration>PT1H23M51S</meta:editing-duration>
    <meta:editing-cycles>4</meta:editing-cycles>
    <meta:document-statistic meta:table-count="0" meta:image-count="0" meta:object-count="0" meta:page-count="1" meta:paragraph-count="2" meta:word-count="32" meta:character-count="212" meta:non-whitespace-character-count="182"/>
  </office:meta>
</office:document-meta>
</file>